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officeooo:rsid="0001c58b" officeooo:paragraph-rsid="0001c58b"/>
    </style:style>
    <style:style style:name="P2" style:family="paragraph" style:parent-style-name="Text_20_body" style:list-style-name="L1">
      <style:text-properties officeooo:rsid="0001c58b" officeooo:paragraph-rsid="0001c58b"/>
    </style:style>
    <style:style style:name="P3" style:family="paragraph" style:parent-style-name="Title">
      <style:text-properties officeooo:rsid="0001c58b" officeooo:paragraph-rsid="0001c58b"/>
    </style:style>
    <style:style style:name="P4" style:family="paragraph" style:parent-style-name="Heading_20_2">
      <style:text-properties officeooo:rsid="0001c58b" officeooo:paragraph-rsid="0001c58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un Game Ideas</text:p>
      <text:h text:style-name="P1" text:outline-level="1">Concepts</text:h>
      <text:h text:style-name="P4" text:outline-level="2">Concept 1</text:h>
      <text:list xml:id="list338376704" text:style-name="L1">
        <text:list-item>
          <text:p text:style-name="P2">A simple side view game</text:p>
        </text:list-item>
        <text:list-item>
          <text:p text:style-name="P2">small maps that can fit on one or two screens</text:p>
        </text:list-item>
        <text:list-item>
          <text:p text:style-name="P2">simple gravity</text:p>
        </text:list-item>
        <text:list-item>
          <text:p text:style-name="P2">competitive game</text:p>
        </text:list-item>
        <text:list-item>
          <text:p text:style-name="P2">be the last to survive</text:p>
        </text:list-item>
        <text:list-item>
          <text:p text:style-name="P2">some are gun levels some are special levels?</text:p>
        </text:list-item>
        <text:list-item>
          <text:p text:style-name="P2">Local and online multiplayer</text:p>
        </text:list-item>
        <text:list-item>
          <text:p text:style-name="P2">level editor accessible by myself and players</text:p>
        </text:list-item>
        <text:list-item>
          <text:p text:style-name="P2">user made levels are accessible by a large list.</text:p>
        </text:list-item>
        <text:list-item>
          <text:p text:style-name="P2">If there is a campaign, it will be separate to the user levels.</text:p>
        </text:list-item>
        <text:list-item>
          <text:p text:style-name="P2">Multiple rounds and possibly maps per game</text:p>
        </text:list-item>
        <text:list-item>
          <text:p text:style-name="P2">if there are enough rounds or a certain game mode is selected, a shop will be available?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4:35:52.173556052</meta:creation-date>
    <dc:date>2018-08-22T14:41:11.836140366</dc:date>
    <meta:editing-duration>PT5M20S</meta:editing-duration>
    <meta:editing-cycles>1</meta:editing-cycles>
    <meta:document-statistic meta:table-count="0" meta:image-count="0" meta:object-count="0" meta:page-count="1" meta:paragraph-count="15" meta:word-count="107" meta:character-count="522" meta:non-whitespace-character-count="441"/>
    <meta:generator>LibreOffice/6.0.3.2$Linux_X86_64 LibreOffice_project/00m0$Build-2</meta:generator>
  </office:meta>
</office:document-meta>
</file>